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08mm"/>
    </style:style>
    <style:style style:name="co2" style:family="table-column">
      <style:table-column-properties fo:break-before="auto" style:column-width="73.7mm"/>
    </style:style>
    <style:style style:name="co3" style:family="table-column">
      <style:table-column-properties fo:break-before="auto" style:column-width="104.9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6.67mm"/>
    </style:style>
    <style:style style:name="co6" style:family="table-column">
      <style:table-column-properties fo:break-before="auto" style:column-width="50.84mm"/>
    </style:style>
    <style:style style:name="co7" style:family="table-column">
      <style:table-column-properties fo:break-before="auto" style:column-width="67.52mm"/>
    </style:style>
    <style:style style:name="co8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 VARIABILE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TIPO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7" calcext:value-type="float">
            <text:p>8,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9" calcext:value-type="float">
            <text:p>7,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1" calcext:value-type="float">
            <text:p>7,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5" calcext:value-type="float">
            <text:p>-0,5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4" calcext:value-type="float">
            <text:p>-1,4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6" calcext:value-type="float">
            <text:p>-1,6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7" calcext:value-type="float">
            <text:p>-1,7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,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,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7" calcext:value-type="float">
            <text:p>5,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,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9" calcext:value-type="float">
            <text:p>-1,9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8" calcext:value-type="float">
            <text:p>-1,8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9" calcext:value-type="float">
            <text:p>-1,9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5" calcext:value-type="float">
            <text:p>-1,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5" calcext:value-type="float">
            <text:p>-1,5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5" calcext:value-type="float">
            <text:p>-1,5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8" calcext:value-type="float">
            <text:p>-0,8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8" calcext:value-type="float">
            <text:p>-0,8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5" calcext:value-type="float">
            <text:p>-0,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8" calcext:value-type="float">
            <text:p>-0,8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5" calcext:value-type="float">
            <text:p>-0,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9" calcext:value-type="float">
            <text:p>-0,9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</table:table>
      <table:table table:name="TEMPO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Variable 1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7" calcext:value-type="float">
            <text:p>8,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9" calcext:value-type="float">
            <text:p>7,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1" calcext:value-type="float">
            <text:p>7,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7" calcext:value-type="float">
            <text:p>5,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</text:p>
          </table:table-cell>
        </table:table-row>
      </table:table>
      <table:table table:name="P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</table:table>
      <table:table table:name="P2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</table:table>
      <table:table table:name="DP1" table:style-name="ta1"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6" calcext:value-type="float">
            <text:p>-1,6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,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,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,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8" calcext:value-type="float">
            <text:p>-1,8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5" calcext:value-type="float">
            <text:p>-1,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8" calcext:value-type="float">
            <text:p>-0,8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5" calcext:value-type="float">
            <text:p>-0,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5" calcext:value-type="float">
            <text:p>-0,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P2 - BAR2</text:p>
          </table:table-cell>
        </table:table-row>
      </table:table>
      <table:table table:name="DP2" table:style-name="ta1">
        <table:table-column table:style-name="co4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5" calcext:value-type="float">
            <text:p>-0,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4" calcext:value-type="float">
            <text:p>-1,4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7" calcext:value-type="float">
            <text:p>-1,7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9" calcext:value-type="float">
            <text:p>-1,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9" calcext:value-type="float">
            <text:p>-1,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5" calcext:value-type="float">
            <text:p>-1,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5" calcext:value-type="float">
            <text:p>-1,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8" calcext:value-type="float">
            <text:p>-0,8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8" calcext:value-type="float">
            <text:p>-0,8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9" calcext:value-type="float">
            <text:p>-0,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P2 - BAR2</text:p>
          </table:table-cell>
        </table:table-row>
      </table:table>
      <table:named-expressions/>
      <table:database-ranges>
        <table:database-range table:name="__Anonymous_Sheet_DB__0" table:target-range-address="dataInput.A1:dataInput.C714" table:display-filter-buttons="true">
          <table:filter>
            <table:filter-and>
              <table:filter-condition table:field-number="0" table:value="Variable 6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8T12:43:10.409888159</dc:date>
    <dc:creator>luigi talamona</dc:creator>
    <meta:editing-duration>PT11M49S</meta:editing-duration>
    <meta:editing-cycles>2</meta:editing-cycles>
    <meta:generator>LibreOffice/5.1.6.2$Linux_X86_64 LibreOffice_project/10m0$Build-2</meta:generator>
    <meta:document-statistic meta:table-count="6" meta:cell-count="4281" meta:object-count="0"/>
  </office:meta>
</office:document-meta>
</file>